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mpact" svg:font-family="Impact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7091in"/>
    </style:style>
    <style:style style:name="co4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Impac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wo</text:p>
          </table:table-cell>
          <table:table-cell table:style-name="ce1" office:value-type="string">
            <text:p>Four</text:p>
          </table:table-cell>
          <table:table-cell table:style-name="ce1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ree</text:p>
          </table:table-cell>
          <table:table-cell table:style-name="ce1" office:value-type="string">
            <text:p>Five</text:p>
          </table:table-cell>
          <table:table-cell table:style-name="ce1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mpact" svg:font-family="Impact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